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spektive:</text:p>
      <text:p text:style-name="P1"/>
      <text:p text:style-name="P2">-Linien laufen zu Fluchtpunkt</text:p>
      <text:p text:style-name="P2">-Ein Fluchtpunkt → Zentralperspektive</text:p>
      <text:p text:style-name="P2">-x/y → 2D → Streckung hängt von z ab</text:p>
      <text:p text:style-name="P2"/>
      <text:p text:style-name="P2">x´ = x / (s*sin(µ)*y +1)</text:p>
      <text:p text:style-name="P2">y´ = (cos(µ)*y) / (s*sin(µ)*y +1)</text:p>
      <text:p text:style-name="P2">-s ist die Stärke der Verzerrung und hängt von dem Abstand zum Objekt ab (bei 0 sieht man keien Verzerrung)</text:p>
      <text:p text:style-name="P2">-Wie weit geneigt hängt von µ ab du Idiot!!</text:p>
      <text:p text:style-name="P2"><text:tab/><text:tab/><text:tab/>a11<text:tab/>a12<text:tab/>a13<text:tab/><text:tab/>x<text:tab/><text:tab/>x´</text:p>
      <text:p text:style-name="P2">1/(a31x+a32y+a33) * a21<text:tab/>a22<text:tab/>a23<text:tab/>* <text:tab/>y<text:tab/>=<text:tab/>y´</text:p>
      <text:p text:style-name="P2"><text:tab/><text:tab/><text:tab/>a31<text:tab/>a32<text:tab/>a33<text:tab/><text:tab/>z<text:tab/><text:tab/>z´</text:p>
      <text:p text:style-name="P2">Allgemeinste Form ^</text:p>
      <text:p text:style-name="P2"/>
      <text:p text:style-name="P1">Warping:</text:p>
      <text:p text:style-name="P1"/>
      <text:p text:style-name="P2">-Perspektivische Verzerrung von einzelnen Dreiecken in einem Raster</text:p>
      <text:p text:style-name="P2"/>
      <text:p text:style-name="P2"/>
      <text:p text:style-name="P1">Morphing:</text:p>
      <text:p text:style-name="P1"/>
      <text:p text:style-name="P2">-Durch Warping ein Bild aus einem anderen</text:p>
      <text:p text:style-name="P2"/>
      <text:p text:style-name="P1">Schrumpfen bzw. Erosion:</text:p>
      <text:p text:style-name="P1"><text:span text:style-name="T1">-Schicht abtragen von Form</text:span></text:p>
      <text:p text:style-name="P1"><text:span text:style-name="T1"><text:s text:c="2"/>^</text:span></text:p>
      <text:p text:style-name="P1"><text:span text:style-name="T1"><text:s text:c="3"/>|</text:span></text:p>
      <text:p text:style-name="P1"><text:span text:style-name="T1"><text:s text:c="2"/>v</text:span></text:p>
      <text:p text:style-name="P1">Wachsen:</text:p>
      <text:p text:style-name="P2">-Schicht auftragen</text:p>
      <text:p text:style-name="P2"/>
      <text:p text:style-name="P1">Schrumpfen und Wachsen:</text:p>
      <text:p text:style-name="P2">-Ob Diagonale oder nicht bzw. welche Pixel definiert durch Strukturelement</text:p>
      <text:p text:style-name="P2"><text:tab/>→ Strukturelement =&gt; sowas wie n Filter (//?Wie Maximal Filter mit unregelmäßigem <text:tab/><text:tab/><text:tab/><text:tab/><text:tab/><text:tab/><text:tab/><text:tab/><text:tab/><text:tab/><text:tab/><text:tab/><text:tab/>Kernel?)</text:p>
      <text:p text:style-name="P2"><text:tab/>→ Strukturelement definiert durch Radius</text:p>
      <text:p text:style-name="P2"><text:tab/>→ Praxis: Durchiteriern, Wenn Pixel Schwarz, Strukturelement draufstempeln</text:p>
      <text:p text:style-name="P2">-Bei Schrumpfen:</text:p>
      <text:p text:style-name="P2"><text:tab/>→ Wenn bei schwarzen Pixel Stempel was verändern würde, dann weg mit ihm</text:p>
      <text:p text:style-name="P2"/>
      <text:p text:style-name="P2">Filter auf Invertiertes Bild <text:s/>= (Filter auf Bild) Invertiert</text:p>
      <text:p text:style-name="P2">Rand → I n Invertiert(I+H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4T14:07:46.71</meta:creation-date>
    <dc:date>2013-10-31T15:10:33.85</dc:date>
    <meta:editing-duration>PT2H13M16S</meta:editing-duration>
    <meta:editing-cycles>15</meta:editing-cycles>
    <meta:generator>OpenOffice.org/3.4.1$Win32 OpenOffice.org_project/341m1$Build-9593</meta:generator>
    <meta:document-statistic meta:table-count="0" meta:image-count="0" meta:object-count="0" meta:page-count="1" meta:paragraph-count="32" meta:word-count="179" meta:character-count="1126"/>
  </office:meta>
</office:document-meta>
</file>